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33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style:font-name-asian="WenQuanYi Micro Hei" style:font-name-complex="Lohit Devanagari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font-name="Liberation Serif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4" table:default-cell-style-name="Default"/>
        <table:table-column table:style-name="co1" table:default-cell-style-name="ce3"/>
        <table:table-row table:style-name="ro1" table:number-rows-repeated="6"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Numero Absoluto</text:p>
          </table:table-cell>
          <table:table-cell table:style-name="Default" office:value-type="string" calcext:value-type="string">
            <text:p>Tasa cada 100 mil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2251" calcext:value-type="float">
            <text:p>225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4" office:value-type="float" office:value="1.89" calcext:value-type="float">
            <text:p>1,89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859" calcext:value-type="float">
            <text:p>1859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956" calcext:value-type="float">
            <text:p>2956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3192" calcext:value-type="float">
            <text:p>3192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469" calcext:value-type="float">
            <text:p>4469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5630" calcext:value-type="float">
            <text:p>5630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6888" calcext:value-type="float">
            <text:p>6888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6887" calcext:value-type="float">
            <text:p>6887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7665" calcext:value-type="float">
            <text:p>7665</text:p>
          </table:table-cell>
          <table:table-cell office:value-type="float" office:value="229" calcext:value-type="float">
            <text:p>229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8700" calcext:value-type="float">
            <text:p>8700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9418" calcext:value-type="float">
            <text:p>9418</text:p>
          </table:table-cell>
          <table:table-cell office:value-type="float" office:value="277" calcext:value-type="float">
            <text:p>277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9542" calcext:value-type="float">
            <text:p>9542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34:11.090439140</meta:creation-date>
    <dc:date>2017-03-16T15:02:02.447508980</dc:date>
    <meta:editing-duration>PT4M25S</meta:editing-duration>
    <meta:editing-cycles>1</meta:editing-cycles>
    <meta:document-statistic meta:table-count="1" meta:cell-count="42" meta:object-count="0"/>
    <meta:generator>LibreOffice/5.1.6.2$Linux_x86 LibreOffice_project/10m0$Build-2</meta:generator>
  </office:meta>
</office:document-meta>
</file>